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976" officeooo:paragraph-rsid="001b5976"/>
    </style:style>
    <style:style style:name="P2" style:family="paragraph" style:parent-style-name="Standard">
      <style:text-properties officeooo:rsid="001cc35c" officeooo:paragraph-rsid="001cc35c"/>
    </style:style>
    <style:style style:name="P3" style:family="paragraph" style:parent-style-name="Standard">
      <style:text-properties officeooo:rsid="001f40b9" officeooo:paragraph-rsid="001f40b9"/>
    </style:style>
    <style:style style:name="P4" style:family="paragraph" style:parent-style-name="Standard">
      <style:text-properties officeooo:rsid="001f8272" officeooo:paragraph-rsid="001f8272"/>
    </style:style>
    <style:style style:name="P5" style:family="paragraph" style:parent-style-name="Standard" style:list-style-name="L1">
      <style:text-properties officeooo:rsid="001cc35c" officeooo:paragraph-rsid="001cc35c"/>
    </style:style>
    <style:style style:name="P6" style:family="paragraph" style:parent-style-name="Standard" style:list-style-name="L1">
      <style:text-properties officeooo:rsid="001ea0bf" officeooo:paragraph-rsid="001ea0bf"/>
    </style:style>
    <style:style style:name="P7" style:family="paragraph" style:parent-style-name="Standard">
      <style:text-properties officeooo:rsid="00215b27" officeooo:paragraph-rsid="00215b27"/>
    </style:style>
    <style:style style:name="T1" style:family="text">
      <style:text-properties officeooo:rsid="001cc35c"/>
    </style:style>
    <text:list-style style:name="L1">
      <text:list-level-style-bullet text:level="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IPPO</text:p>
      <text:p text:style-name="P7"/>
      <text:p text:style-name="P1">Appunti presentazione kickoff Marganai</text:p>
      <text:p text:style-name="P1"/>
      <text:p text:style-name="P1">Titolo: <text:span text:style-name="T1">M</text:span>onitoraggio degli effetti della ceduazione nella compresa a ceduo del complesso del Marganai</text:p>
      <text:p text:style-name="P1"/>
      <text:p text:style-name="P2">Struttura:</text:p>
      <text:list xml:id="list1747253744816407624" text:style-name="L1">
        <text:list-item>
          <text:p text:style-name="P5">il ruolo del monitoraggio nel progetto</text:p>
        </text:list-item>
        <text:list-item>
          <text:p text:style-name="P6">gli indicatori di monitoraggio e gli attributi</text:p>
        </text:list-item>
        <text:list-item>
          <text:p text:style-name="P6">il protocollo</text:p>
        </text:list-item>
        <text:list-item>
          <text:p text:style-name="P6">risultati attesi</text:p>
        </text:list-item>
      </text:list>
      <text:p text:style-name="P3">prova</text:p>
      <text:p text:style-name="P3"/>
      <text:p text:style-name="P4">modifica s-campus bi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1:14:31.416323782</meta:creation-date>
    <dc:date>2018-03-24T08:36:10.835582810</dc:date>
    <meta:editing-duration>PT10M2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45" meta:character-count="297" meta:non-whitespace-character-count="266"/>
  </office:meta>
</office:document-meta>
</file>